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3.7cm"/>
      <style:paragraph-properties style:writing-mode="lr-tb"/>
    </style:style>
    <style:style style:name="gr2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2.75cm" fo:min-width="8.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.9cm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2.65cm" fo:min-width="8.4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3465a4" draw:marker-start-width="0.35cm" draw:marker-end-width="0.35cm" draw:fill="solid" draw:fill-color="#729fcf" draw:textarea-horizontal-align="justify" draw:textarea-vertical-align="middle" draw:auto-grow-height="false" fo:min-height="0.65cm" fo:min-width="2.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8" style:family="graphic" style:parent-style-name="standard">
      <style:graphic-properties svg:stroke-color="#3465a4" draw:marker-end="Arrow" draw:textarea-vertical-align="middle"/>
    </style:style>
    <style:style style:name="gr9" style:family="graphic" style:parent-style-name="standard">
      <style:graphic-properties svg:stroke-width="0.1cm" svg:stroke-color="#3465a4" draw:marker-start-width="0.35cm" draw:marker-end-width="0.35cm" draw:fill="solid" draw:fill-color="#729fcf" draw:textarea-horizontal-align="justify" draw:textarea-vertical-align="middle" draw:auto-grow-height="false" fo:min-height="0.65cm" fo:min-width="1.6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2.1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 draw:fill-color="#729fc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4.2cm" svg:height="1.6cm" svg:x="0.9cm" svg:y="3.8cm">
          <text:p text:style-name="P1">ConTeXt typesetting a large docu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3cm" svg:x="7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0.8cm" svg:x="8.4cm" svg:y="1.1cm">
          <text:p text:style-name="P1">ConTeXt-Nursery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4cm" svg:height="1cm" svg:x="9.9cm" svg:y="2.7cm">
          <text:p text:style-name="P1">ConTeXt typesetting a part or chap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4cm" svg:height="1cm" svg:x="9.9cm" svg:y="6.9cm">
          <text:p text:style-name="P1">ConTeXt typesetting a part or chap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4cm" svg:height="1cm" svg:x="9.9cm" svg:y="4.1cm">
          <text:p text:style-name="P1">ConTeXt typesetting a part or chap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4cm" svg:height="1cm" svg:x="9.9cm" svg:y="5.5cm">
          <text:p text:style-name="P1">ConTeXt typesetting a part or chapt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cm" svg:height="13cm" svg:x="17.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0.8cm" svg:x="18.5cm" svg:y="1.1cm">
          <text:p text:style-name="P1">ConTeXt-Nursery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5.4cm" svg:height="1cm" svg:x="17.9cm" svg:y="2.7cm">
          <text:p text:style-name="P1">ConTeXt typesetting a part or chap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5.4cm" svg:height="1cm" svg:x="17.9cm" svg:y="6.9cm">
          <text:p text:style-name="P1">ConTeXt typesetting a part or chap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5.4cm" svg:height="1cm" svg:x="17.9cm" svg:y="4.1cm">
          <text:p text:style-name="P1">ConTeXt typesetting a part or chap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5.4cm" svg:height="1cm" svg:x="17.9cm" svg:y="5.5cm">
          <text:p text:style-name="P1">ConTeXt typesetting a part or chapter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2.8cm" svg:height="1cm" svg:x="6cm" svg:y="4.1cm">
          <text:p text:style-name="P1">Typesetting interfac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1cm" svg:x="6cm" svg:y="5.7cm">
          <text:p text:style-name="P1">Artefact interface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2.8cm" svg:height="1cm" svg:x="6cm" svg:y="7.3cm">
          <text:p text:style-name="P1">Status interface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3cm" svg:height="1cm" svg:x="1.5cm" svg:y="7.3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2.6cm" svg:y1="2.7cm" svg:x2="7.4cm" svg:y2="4.1cm" draw:start-shape="id1" draw:start-glue-point="0" draw:end-shape="id2" draw:end-glue-point="0" svg:d="M12600 2700v-501h-5200v1901" svg:viewBox="0 0 5201 1902">
          <text:p/>
        </draw:connector>
        <draw:connector draw:style-name="gr8" draw:text-style-name="P4" draw:layer="layout" svg:x1="8.8cm" svg:y1="4.6cm" svg:x2="9.9cm" svg:y2="3.2cm" draw:start-shape="id2" draw:start-glue-point="1" draw:end-shape="id1" draw:end-glue-point="3" svg:d="M8800 4600h575v-1400h525" svg:viewBox="0 0 1101 1401">
          <text:p/>
        </draw:connector>
        <draw:connector draw:style-name="gr8" draw:text-style-name="P4" draw:layer="layout" svg:x1="8.8cm" svg:y1="4.6cm" svg:x2="9.9cm" svg:y2="4.6cm" draw:start-shape="id2" draw:start-glue-point="1" draw:end-shape="id3" draw:end-glue-point="3" svg:d="M8800 4600h1100" svg:viewBox="0 0 1101 1">
          <text:p/>
        </draw:connector>
        <draw:connector draw:style-name="gr8" draw:text-style-name="P4" draw:layer="layout" svg:x1="8.8cm" svg:y1="4.6cm" svg:x2="9.9cm" svg:y2="6cm" draw:start-shape="id2" draw:start-glue-point="1" draw:end-shape="id4" draw:end-glue-point="3" svg:d="M8800 4600h575v1400h525" svg:viewBox="0 0 1101 1401">
          <text:p/>
        </draw:connector>
        <draw:connector draw:style-name="gr8" draw:text-style-name="P4" draw:layer="layout" svg:x1="8.8cm" svg:y1="4.6cm" svg:x2="9.9cm" svg:y2="7.4cm" draw:start-shape="id2" draw:start-glue-point="1" draw:end-shape="id5" draw:end-glue-point="3" svg:d="M8800 4600h575v2800h525" svg:viewBox="0 0 1101 2801">
          <text:p/>
        </draw:connector>
        <draw:connector draw:style-name="gr8" draw:text-style-name="P4" draw:layer="layout" svg:x1="5.1cm" svg:y1="4.6cm" svg:x2="6cm" svg:y2="4.6cm" draw:start-shape="id6" draw:start-glue-point="1" draw:end-shape="id2" draw:end-glue-point="3" svg:d="M5100 4600h900" svg:viewBox="0 0 901 1">
          <text:p/>
        </draw:connector>
        <draw:custom-shape draw:style-name="gr9" draw:text-style-name="P3" draw:layer="layout" svg:width="2.2cm" svg:height="1cm" svg:x="15.5cm" svg:y="4.1cm">
          <text:p text:style-name="P1">LoadAvg interfac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4.5cm" svg:y1="7.8cm" svg:x2="6cm" svg:y2="7.8cm" draw:start-shape="id7" draw:start-glue-point="1" draw:end-shape="id8" draw:end-glue-point="3" svg:d="M4500 7800h1500" svg:viewBox="0 0 1501 1">
          <text:p/>
        </draw:connector>
        <draw:custom-shape draw:style-name="gr6" draw:text-style-name="P3" xml:id="id9" draw:id="id9" draw:layer="layout" svg:width="2.8cm" svg:height="1cm" svg:x="24.3cm" svg:y="4.1cm">
          <text:p text:style-name="P1">Typesetting interfac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1cm" svg:x="24.3cm" svg:y="5.7cm">
          <text:p text:style-name="P1">Artefact interfac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1cm" svg:x="24.3cm" svg:y="7.3cm">
          <text:p text:style-name="P1">Status interfac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2.6cm" svg:y1="2.7cm" svg:x2="25.7cm" svg:y2="4.1cm" draw:start-shape="id1" draw:start-glue-point="0" draw:end-shape="id9" draw:end-glue-point="0" svg:d="M12600 2700v-501h13100v1901" svg:viewBox="0 0 13101 1902">
          <text:p/>
        </draw:connector>
        <draw:connector draw:style-name="gr8" draw:text-style-name="P4" draw:layer="layout" svg:x1="24.3cm" svg:y1="4.6cm" svg:x2="23.3cm" svg:y2="4.6cm" draw:start-shape="id9" draw:start-glue-point="3" draw:end-shape="id10" draw:end-glue-point="1" svg:d="M24300 4600h-1000" svg:viewBox="0 0 1001 1">
          <text:p/>
        </draw:connector>
        <draw:connector draw:style-name="gr8" draw:text-style-name="P4" draw:layer="layout" draw:line-skew="6.401cm 1.001cm" svg:x1="24.3cm" svg:y1="4.6cm" svg:x2="23.3cm" svg:y2="3.2cm" draw:start-shape="id9" draw:start-glue-point="3" draw:end-shape="id11" draw:end-glue-point="1" svg:d="M24300 4600h-500v-1400h1-501" svg:viewBox="0 0 1001 1401">
          <text:p/>
        </draw:connector>
        <draw:connector draw:style-name="gr8" draw:text-style-name="P4" draw:layer="layout" draw:line-skew="6.401cm -1.001cm" svg:x1="24.3cm" svg:y1="4.6cm" svg:x2="23.3cm" svg:y2="6cm" draw:start-shape="id9" draw:start-glue-point="3" draw:end-shape="id12" draw:end-glue-point="1" svg:d="M24300 4600h-500v1400h1-501" svg:viewBox="0 0 1001 1401">
          <text:p/>
        </draw:connector>
        <draw:connector draw:style-name="gr8" draw:text-style-name="P4" draw:layer="layout" draw:line-skew="0.05cm" svg:x1="24.3cm" svg:y1="4.6cm" svg:x2="23.3cm" svg:y2="7.4cm" draw:start-shape="id9" draw:start-glue-point="3" draw:end-shape="id13" draw:end-glue-point="1" svg:d="M24300 4600h-500v1425h1v1375h-501" svg:viewBox="0 0 1001 2801">
          <text:p/>
        </draw:connector>
        <draw:custom-shape draw:style-name="gr10" draw:text-style-name="P4" draw:layer="layout" svg:width="0.2cm" svg:height="0.2cm" svg:x="12.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20.5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20.5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20.501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6cm" svg:height="0.6cm" svg:x="13cm" svg:y="14.2cm">
          <text:p text:style-name="P1">Machin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0.6cm" svg:x="17.5cm" svg:y="14.2cm">
          <text:p text:style-name="P1">Machine 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4T17:13:48.493672795</meta:creation-date>
    <dc:date>2020-02-24T19:59:51.178718883</dc:date>
    <meta:editing-duration>PT17M19S</meta:editing-duration>
    <meta:editing-cycles>2</meta:editing-cycles>
    <meta:generator>LibreOffice/6.3.4.2$Linux_X86_64 LibreOffice_project/30$Build-2</meta:generator>
    <meta:document-statistic meta:object-count="64"/>
  </office:meta>
</office:document-meta>
</file>